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184cm" table:align="center" style:writing-mode="lr-tb"/>
    </style:style>
    <style:style style:name="Tabela1.A" style:family="table-column">
      <style:table-column-properties style:column-width="10.125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1.268cm"/>
    </style:style>
    <style:style style:name="Tabela1.F" style:family="table-column">
      <style:table-column-properties style:column-width="1.379cm"/>
    </style:style>
    <style:style style:name="Tabela1.1" style:family="table-row">
      <style:table-row-properties style:min-row-height="1.074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ela1.F1" style:family="table-cell">
      <style:table-cell-properties style:vertical-align="middle" fo:padding-left="0.123cm" fo:padding-right="0.123cm" fo:padding-top="0cm" fo:padding-bottom="0cm" fo:border="2.25pt solid #000000" style:writing-mode="lr-tb"/>
    </style:style>
    <style:style style:name="Tabela1.2" style:family="table-row">
      <style:table-row-properties style:min-row-height="0.762cm" fo:keep-together="always"/>
    </style:style>
    <style:style style:name="Tabela1.3" style:family="table-row">
      <style:table-row-properties style:min-row-height="1.774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196cm"/>
    </style:style>
    <style:style style:name="Tabela2.B" style:family="table-column">
      <style:table-column-properties style:column-width="14.817cm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31d1d" officeooo:paragraph-rsid="00031d1d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031d1d"/>
    </style:style>
    <style:style style:name="P3" style:family="paragraph" style:parent-style-name="Standard">
      <style:paragraph-properties fo:text-align="justify" style:justify-single-word="false"/>
      <style:text-properties officeooo:paragraph-rsid="00031d1d"/>
    </style:style>
    <style:style style:name="P4" style:family="paragraph" style:parent-style-name="Standard">
      <style:paragraph-properties fo:text-align="center" style:justify-single-word="false"/>
      <style:text-properties fo:font-size="10pt" officeooo:rsid="000c3f46" officeooo:paragraph-rsid="000c3f46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officeooo:rsid="00053710" officeooo:paragraph-rsid="00031d1d" style:font-size-asian="10pt"/>
    </style:style>
    <style:style style:name="P6" style:family="paragraph" style:parent-style-name="Text_20_body">
      <style:paragraph-properties fo:text-align="center" style:justify-single-word="false"/>
      <style:text-properties fo:font-size="9pt" fo:font-weight="normal" officeooo:paragraph-rsid="00031d1d" style:font-size-asian="9pt" style:font-weight-asian="normal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17a0ed"/>
    </style:style>
    <style:style style:name="P8" style:family="paragraph" style:parent-style-name="Standard">
      <style:paragraph-properties fo:text-align="center" style:justify-single-word="false" style:snap-to-layout-grid="false"/>
      <style:text-properties officeooo:rsid="0023ccf1" officeooo:paragraph-rsid="0023ccf1"/>
    </style:style>
    <style:style style:name="P9" style:family="paragraph" style:parent-style-name="Standard">
      <style:text-properties fo:font-weight="bold" officeooo:rsid="0023ccf1" officeooo:paragraph-rsid="0023ccf1" style:font-weight-asian="bold" style:font-weight-complex="bold"/>
    </style:style>
    <style:style style:name="P10" style:family="paragraph" style:parent-style-name="Standard">
      <style:text-properties fo:font-weight="bold" officeooo:rsid="0023ccf1" officeooo:paragraph-rsid="0025480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3ccf1" officeooo:paragraph-rsid="001a999b" style:font-weight-asian="bold" style:font-weight-complex="bold"/>
    </style:style>
    <style:style style:name="P12" style:family="paragraph" style:parent-style-name="Standard">
      <style:text-properties fo:font-weight="bold" officeooo:rsid="0023ccf1" officeooo:paragraph-rsid="001a999b" style:font-weight-asian="bold" style:font-weight-complex="bold"/>
    </style:style>
    <style:style style:name="P13" style:family="paragraph" style:parent-style-name="Standard">
      <style:text-properties fo:font-weight="bold" officeooo:rsid="00257605" officeooo:paragraph-rsid="00257605" style:font-weight-asian="bold" style:font-weight-complex="bold"/>
    </style:style>
    <style:style style:name="P14" style:family="paragraph" style:parent-style-name="Standard">
      <style:text-properties fo:font-weight="bold" officeooo:rsid="000f5eb6" officeooo:paragraph-rsid="001a999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57605" officeooo:paragraph-rsid="00257605"/>
    </style:style>
    <style:style style:name="P16" style:family="paragraph" style:parent-style-name="Table_20_Contents">
      <style:text-properties style:font-name="Liberation Sans" fo:font-size="12pt" officeooo:paragraph-rsid="00254800" style:font-size-asian="12pt" style:font-size-complex="12pt"/>
    </style:style>
    <style:style style:name="P17" style:family="paragraph" style:parent-style-name="Standard">
      <style:text-properties fo:font-weight="normal" officeooo:rsid="0023ccf1" officeooo:paragraph-rsid="00254800" style:font-weight-asian="normal" style:font-weight-complex="normal"/>
    </style:style>
    <style:style style:name="P18" style:family="paragraph" style:parent-style-name="Standard">
      <style:text-properties fo:font-weight="normal" officeooo:rsid="00254800" officeooo:paragraph-rsid="00254800" style:font-weight-asian="normal" style:font-weight-complex="normal"/>
    </style:style>
    <style:style style:name="P19" style:family="paragraph" style:parent-style-name="Standard">
      <style:text-properties fo:font-weight="normal" officeooo:rsid="00259bfc" officeooo:paragraph-rsid="00259bfc" style:font-weight-asian="normal" style:font-weight-complex="normal"/>
    </style:style>
    <style:style style:name="P20" style:family="paragraph" style:parent-style-name="Standard">
      <style:text-properties fo:font-weight="normal" officeooo:rsid="002951f4" officeooo:paragraph-rsid="002951f4" style:font-weight-asian="normal" style:font-weight-complex="normal"/>
    </style:style>
    <style:style style:name="P21" style:family="paragraph" style:parent-style-name="Standard">
      <style:text-properties officeooo:paragraph-rsid="002951f4"/>
    </style:style>
    <style:style style:name="P22" style:family="paragraph" style:parent-style-name="Standard">
      <style:text-properties officeooo:rsid="002951f4" officeooo:paragraph-rsid="002951f4"/>
    </style:style>
    <style:style style:name="P23" style:family="paragraph" style:parent-style-name="Capa_20_1-_20_Universidade" style:master-page-name="Capa">
      <style:paragraph-properties style:page-number="auto">
        <style:tab-stops>
          <style:tab-stop style:position="10.901cm"/>
        </style:tab-stops>
      </style:paragraph-properties>
      <style:text-properties fo:font-size="13pt" officeooo:paragraph-rsid="00031d1d" style:font-size-asian="13pt" style:font-size-complex="13pt"/>
    </style:style>
    <style:style style:name="P24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keep-with-next="always" style:writing-mode="lr-tb"/>
      <style:text-properties fo:font-size="10pt" officeooo:paragraph-rsid="00031d1d" style:font-size-asian="10pt"/>
    </style:style>
    <style:style style:name="P25" style:family="paragraph" style:parent-style-name="Heading_20_1">
      <style:paragraph-properties fo:text-align="center" style:justify-single-word="false"/>
      <style:text-properties fo:font-size="10pt" officeooo:paragraph-rsid="00031d1d" style:font-size-asian="10pt"/>
    </style:style>
    <style:style style:name="P26" style:family="paragraph" style:parent-style-name="Heading_20_3">
      <style:paragraph-properties fo:margin-top="0cm" fo:margin-bottom="0cm" style:contextual-spacing="false"/>
      <style:text-properties officeooo:paragraph-rsid="00031d1d"/>
    </style:style>
    <style:style style:name="P27" style:family="paragraph" style:parent-style-name="Text_20_body">
      <style:text-properties style:font-name="Liberation Serif" fo:font-size="12pt" fo:language="pt" fo:country="BR" officeooo:paragraph-rsid="00254800" style:font-size-asian="12pt" style:font-size-complex="12pt" loext:padding="0cm" loext:border="none"/>
    </style:style>
    <style:style style:name="P28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fo:language="pt" fo:country="BR" loext:padding="0cm" loext:border="none"/>
    </style:style>
    <style:style style:name="P30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officeooo:rsid="002a1a3c" officeooo:paragraph-rsid="002a1a3c" loext:padding="0cm" loext:border="none"/>
    </style:style>
    <style:style style:name="P31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officeooo:rsid="002ddf48" officeooo:paragraph-rsid="002ddf48" loext:padding="0cm" loext:border="none"/>
    </style:style>
    <style:style style:name="T1" style:family="text">
      <style:text-properties style:font-name="Times New Roman" fo:font-size="10pt" fo:font-weight="normal" style:font-size-asian="10pt" style:font-weight-asian="normal" style:font-name-complex="Times New Roman" style:font-size-complex="10pt"/>
    </style:style>
    <style:style style:name="T2" style:family="text">
      <style:text-properties style:font-name="Times New Roman" fo:font-size="10pt" fo:font-weight="normal" officeooo:rsid="00053710" style:font-size-asian="10pt" style:font-weight-asian="normal" style:font-name-complex="Times New Roman" style:font-size-complex="10pt"/>
    </style:style>
    <style:style style:name="T3" style:family="text">
      <style:text-properties style:font-name="Times New Roman" fo:font-size="10pt" fo:font-weight="normal" officeooo:rsid="00106381" style:font-size-asian="10pt" style:font-weight-asian="normal" style:font-name-complex="Times New Roman" style:font-size-complex="10pt"/>
    </style:style>
    <style:style style:name="T4" style:family="text">
      <style:text-properties style:font-name="Times New Roman" fo:font-size="10pt" fo:font-weight="normal" officeooo:rsid="0017a0ed" style:font-size-asian="10pt" style:font-weight-asian="normal" style:font-name-complex="Times New Roman" style:font-size-complex="10pt"/>
    </style:style>
    <style:style style:name="T5" style:family="text">
      <style:text-properties style:font-name="Times New Roman" fo:font-size="10pt" fo:font-weight="normal" officeooo:rsid="001cc630" style:font-size-asian="10pt" style:font-weight-asian="normal" style:font-name-complex="Times New Roman" style:font-size-complex="10pt"/>
    </style:style>
    <style:style style:name="T6" style:family="text">
      <style:text-properties style:font-name="Times New Roman" fo:font-size="10pt" fo:font-weight="normal" officeooo:rsid="0023ccf1" style:font-size-asian="10pt" style:font-weight-asian="normal" style:font-name-complex="Times New Roman" style:font-size-complex="10pt"/>
    </style:style>
    <style:style style:name="T7" style:family="text">
      <style:text-properties officeooo:rsid="001995e5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3ccf1" style:font-size-asian="10pt" style:font-size-complex="10pt"/>
    </style:style>
    <style:style style:name="T10" style:family="text">
      <style:text-properties fo:font-size="10pt" officeooo:rsid="0017a0ed" style:font-size-asian="10pt" style:font-size-complex="10pt"/>
    </style:style>
    <style:style style:name="T11" style:family="text">
      <style:text-properties fo:font-size="10pt" officeooo:rsid="001cc630" style:font-size-asian="10pt" style:font-size-complex="10pt"/>
    </style:style>
    <style:style style:name="T12" style:family="text">
      <style:text-properties fo:font-size="10pt" officeooo:rsid="00257605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7605" style:font-weight-asian="normal" style:font-weight-complex="normal"/>
    </style:style>
    <style:style style:name="T15" style:family="text">
      <style:text-properties fo:font-weight="normal" officeooo:rsid="002951f4" style:font-weight-asian="normal" style:font-weight-complex="normal"/>
    </style:style>
    <style:style style:name="T16" style:family="text">
      <style:text-properties officeooo:rsid="0025760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951f4"/>
    </style:style>
    <style:style style:name="T19" style:family="text">
      <style:text-properties fo:language="pt" fo:country="BR"/>
    </style:style>
    <style:style style:name="T20" style:family="text">
      <style:text-properties officeooo:rsid="0029e69f"/>
    </style:style>
    <style:style style:name="T21" style:family="text">
      <style:text-properties officeooo:rsid="002a5b5c"/>
    </style:style>
    <style:style style:name="T22" style:family="text">
      <style:text-properties officeooo:rsid="002bf0a6"/>
    </style:style>
    <style:style style:name="T23" style:family="text">
      <style:text-properties officeooo:rsid="0030dc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2" table:number-columns-spanned="2" office:value-type="string">
            <text:p text:style-name="P5"/>
            <text:p text:style-name="P23">Universidade Federal <text:span text:style-name="T7">do Agreste de Pernambuco</text:span></text:p>
            <text:p text:style-name="P6">Avenida Bom Pastor, s/n, Boa Vista - CEP: 55292-270 - Garanhuns/PE</text:p>
          </table:table-cell>
          <table:covered-table-cell/>
          <table:table-cell table:style-name="Tabela1.C1" office:value-type="string">
            <text:h text:style-name="P24" text:outline-level="1">N.º de Questões</text:h>
          </table:table-cell>
          <table:table-cell table:style-name="Tabela1.C1" office:value-type="string">
            <text:h text:style-name="P25" text:outline-level="1">Data</text:h>
          </table:table-cell>
          <table:table-cell table:style-name="Tabela1.C1" office:value-type="string">
            <text:h text:style-name="P25" text:outline-level="1">Valor</text:h>
          </table:table-cell>
          <table:table-cell table:style-name="Tabela1.F1" office:value-type="string">
            <text:h text:style-name="P25" text:outline-level="1">Nota</text:h>
          </table:table-cell>
        </table:table-row>
        <table:table-row table:style-name="Tabela1.2">
          <table:covered-table-cell table:style-name="Tabela1.A1"/>
          <table:covered-table-cell/>
          <table:table-cell table:style-name="Tabela1.C1" office:value-type="string">
            <text:p text:style-name="P4">1</text:p>
          </table:table-cell>
          <table:table-cell table:style-name="Tabela1.C1" office:value-type="string">
            <text:p text:style-name="P7"><text:span text:style-name="T12">22</text:span><text:span text:style-name="T10">/0</text:span><text:span text:style-name="T9">8</text:span><text:span text:style-name="T10">/202</text:span><text:span text:style-name="T11">2</text:span></text:p>
          </table:table-cell>
          <table:table-cell table:style-name="Tabela1.C1" office:value-type="string">
            <text:p text:style-name="P15">10</text:p>
          </table:table-cell>
          <table:table-cell table:style-name="Tabela1.F1" office:value-type="string">
            <text:p text:style-name="P8"/>
          </table:table-cell>
        </table:table-row>
        <table:table-row table:style-name="Tabela1.3">
          <table:table-cell table:style-name="Tabela1.A3" office:value-type="string">
            <text:p text:style-name="P2"/>
            <text:p text:style-name="P3">Aluno:<text:span text:style-name="T17">_</text:span><text:span text:style-name="T18">José Lucas Vinícius Lopes Gama <text:s text:c="12"/></text:span><text:span text:style-name="T17">______</text:span> </text:p>
            <text:p text:style-name="P3"><text:s text:c="3"/></text:p>
            <text:h text:style-name="P26" text:outline-level="3"><text:span text:style-name="T1">Período: <text:s text:c="2"/></text:span><text:span text:style-name="T3">II</text:span><text:span text:style-name="T1"> <text:s text:c="10"/>Turno: Noite <text:s text:c="11"/></text:span><text:span text:style-name="T2">Semestre: 20</text:span><text:span text:style-name="T4">2</text:span><text:span text:style-name="T5">1.</text:span><text:span text:style-name="T6">2</text:span></text:h>
          </table:table-cell>
          <table:table-cell table:style-name="Tabela1.F1" table:number-columns-spanned="5" office:value-type="string">
            <text:p text:style-name="P3"><text:span text:style-name="T8">Disciplina: </text:span><text:span text:style-name="T9">Programação Orientada a Objetos</text:span></text:p>
            <text:h text:style-name="P26" text:outline-level="3"><text:span text:style-name="T1">Professor: <text:s/></text:span><text:span text:style-name="T2">Igor Medeiros Vanderlei</text:span></text:h>
            <text:h text:style-name="P26" text:outline-level="3"><text:span text:style-name="T1">Curso: </text:span><text:span text:style-name="T2">Ciência da Computação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4"/>
      <text:p text:style-name="P11">Primeira Entrega do Projeto</text:p>
      <text:p text:style-name="P11"/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Título:</text:p>
          </table:table-cell>
          <table:table-cell table:style-name="Tabela2.A1" office:value-type="string">
            <text:p text:style-name="P19">Pentagon</text:p>
            <text:p text:style-name="P18"/>
          </table:table-cell>
        </table:table-row>
        <table:table-row>
          <table:table-cell table:style-name="Tabela2.A1" office:value-type="string">
            <text:p text:style-name="P10">Equipe: </text:p>
          </table:table-cell>
          <table:table-cell table:style-name="Tabela2.A1" office:value-type="string">
            <text:p text:style-name="P21"><text:span text:style-name="T14">J</text:span><text:span text:style-name="T15">osé Lucas Vinícius Lopes Gama (</text:span><text:a xlink:type="simple" xlink:href="mailto:j.lucasvinicius03@gmail.com" text:style-name="Internet_20_link" text:visited-style-name="Visited_20_Internet_20_Link"><text:span text:style-name="T15">j.lucasvinicius03@gmail.com</text:span></text:a><text:span text:style-name="T15"> – Representante)</text:span></text:p>
            <text:p text:style-name="P22"><text:span text:style-name="T13">Luann Bento Ferreira</text:span></text:p>
            <text:p text:style-name="P18"/>
          </table:table-cell>
        </table:table-row>
        <table:table-row>
          <table:table-cell table:style-name="Tabela2.A1" office:value-type="string">
            <text:p text:style-name="P10">Front-End:</text:p>
          </table:table-cell>
          <table:table-cell table:style-name="Tabela2.A1" office:value-type="string">
            <text:p text:style-name="P20">MOBILE e WEB com Flutter</text:p>
            <text:p text:style-name="P17"/>
          </table:table-cell>
        </table:table-row>
        <table:table-row>
          <table:table-cell table:style-name="Tabela2.A1" office:value-type="string">
            <text:p text:style-name="P10">Descrição:</text:p>
          </table:table-cell>
          <table:table-cell table:style-name="Tabela2.A1" office:value-type="string">
            <text:p text:style-name="P27">O objetivo deste projeto é desenvolver uma rede social, satisfazendo os requisitos listados a seguir:</text:p>
            <text:list text:style-name="L1">
              <text:list-item>
                <text:p text:style-name="P29">Um usuário possui um login com nome de usuário e senha;</text:p>
              </text:list-item>
              <text:list-item>
                <text:p text:style-name="P29">Um usuário pode criar uma ou mais páginas, estas são áreas públicas em que podem ser criadas postagens. O criador da página recebe permissões de moderador sobre a mesma, podendo excluir postagens e banir membros;</text:p>
              </text:list-item>
              <text:list-item>
                <text:p text:style-name="P29">Um usuário possui um perfil, que é uma página especial própria onde serão exibidas todas as suas publicações, descrição, pontuação e foto de perfil. Usuários podem postar em seus próprios perfis, mas não nos de outros;</text:p>
              </text:list-item>
              <text:list-item>
                <text:p text:style-name="P29">Uma postagem é um bloco de texto, de tamanho limitado, associado à uma página, onde será exibida, e um autor. A postagem armazena a data de criação e possui um histórico de modificações. Postagens podem ser avaliadas por usuários com curtidas e “descurtidas” que afetam a pontuação da postagem. Uma postagem pertence única e exclusivamente a uma página e um autor, mas ela pode ser comentada por qualquer pessoa;</text:p>
              </text:list-item>
              <text:list-item>
                <text:p text:style-name="P29">Comentários são blocos de texto menores contidos em postagens ou outros comentários. Comentários podem ser editados e armazenam o histórico de modificações. Comentários também podem receber curtidas e “descurtidas”;</text:p>
              </text:list-item>
              <text:list-item>
                <text:p text:style-name="P29">Usuários podem votar em 5 categorias no perfil de outros usuários. A pontuação será de -5 a 5, sendo 0 o valor neutro que não deve ser considerado na média da categoria. Essas médias serão exibidas publicamente no perfil do usuário em questão. Essas categorias são: Aparência física, inteligência, caráter, responsabilidade e humor;</text:p>
              </text:list-item>
              <text:list-item>
                <text:p text:style-name="P29">Um usuário pode seguir outros usuários e/ou páginas para receber suas publicações diretamente em seu feed;</text:p>
              </text:list-item>
              <text:list-item>
                <text:p text:style-name="P28"><text:span text:style-name="T19">Nenhum usuário, página, postagem ou comentário deve ser removido permanentemente do sistema, apenas marcado como inativo. O administrador do </text:span><text:soft-page-break/><text:span text:style-name="T19">sistema é o único usuário com acesso;</text:span></text:p>
              </text:list-item>
              <text:list-item>
                <text:p text:style-name="P30">Quando um usuário for removido, suas publicações e comentários deverão continuar públicos <text:span text:style-name="T21">e d</text:span>everá haver um indicador informando que o <text:span text:style-name="T23">autor</text:span> não está mais ativo. <text:span text:style-name="T22">S</text:span>eu perfil, porém, será marcado como inativo;</text:p>
              </text:list-item>
              <text:list-item>
                <text:p text:style-name="P31">Se uma postagem for removida, ela e sua cadeia de comentários não poderão mais ser acessados por usuários não-administradores;</text:p>
              </text:list-item>
              <text:list-item>
                <text:p text:style-name="P29">O administrador do sistema pode banir usuários e apagar publicações, comentários e páginas;</text:p>
              </text:list-item>
            </text:list>
          </table:table-cell>
        </table:table-row>
        <table:table-row>
          <table:table-cell table:style-name="Tabela2.A1" office:value-type="string">
            <text:p text:style-name="P13">Modelo de Classes</text:p>
          </table:table-cell>
          <table:table-cell table:style-name="Tabela2.A1" office:value-type="string">
            <text:p text:style-name="P16">*<text:span text:style-name="T16">Arquivo .</text:span><text:span text:style-name="T20">pdf</text:span><text:span text:style-name="T16"> em anexo</text:span></text:p>
            <text:p text:style-name="P16"/>
            <text:p text:style-name="P16"/>
          </table:table-cell>
        </table:table-row>
      </table:table>
      <text:p text:style-name="P9"><text:tab/></text:p>
      <text:p text:style-name="P13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Capa_20_1-_20_Universidade" style:display-name="Capa 1- Universidade" style:family="paragraph" style:parent-style-name="Standard" style:next-style-name="Capa_20_2_20_-_20_Faculdade">
      <style:paragraph-properties fo:margin-left="0cm" fo:margin-right="0cm" fo:line-height="100%" fo:text-align="center" style:justify-single-word="false" fo:text-indent="0cm" style:auto-text-indent="false"/>
      <style:text-properties fo:font-variant="small-caps" fo:font-size="14pt" style:letter-kerning="true" style:font-size-asian="14pt" style:font-size-complex="14pt"/>
    </style:style>
    <style:style style:name="Capa_20_2_20_-_20_Faculdade" style:display-name="Capa 2 - Faculdade" style:family="paragraph" style:parent-style-name="Capa_20_1-_20_Universidade" style:next-style-name="Capa_20_3_20_-_20_Título"/>
    <style:style style:name="Capa_20_3_20_-_20_Título" style:display-name="Capa 3 - Título" style:family="paragraph" style:parent-style-name="Capa_20_1-_20_Universidade" style:next-style-name="Capa_20_4_20_-_20_Autor">
      <style:paragraph-properties fo:margin-top="6.985cm" fo:margin-bottom="6.985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apa_20_4_20_-_20_Autor" style:display-name="Capa 4 - Autor" style:family="paragraph" style:parent-style-name="Capa_20_3_20_-_20_Título" style:next-style-name="Capa_20_5_20_-_20_Curso">
      <style:paragraph-properties fo:margin-top="0cm" fo:margin-bottom="0.635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Capa_20_5_20_-_20_Curso" style:display-name="Capa 5 - Curso" style:family="paragraph" style:parent-style-name="Capa_20_4_20_-_20_Autor" style:next-style-name="Capa_20_6_20_-_20_Orientador">
      <style:text-properties fo:font-weight="bold" style:font-weight-asian="bold" style:font-weight-complex="bold"/>
    </style:style>
    <style:style style:name="Capa_20_6_20_-_20_Orientador" style:display-name="Capa 6 - Orientador" style:family="paragraph" style:parent-style-name="Capa_20_5_20_-_20_Curso" style:next-style-name="Capa_20_7_20_-_20_Local_20_e_20_Data">
      <style:text-properties fo:font-variant="normal" fo:text-transform="none" fo:font-weight="normal" style:font-weight-asian="normal" style:font-weight-complex="normal"/>
    </style:style>
    <style:style style:name="Capa_20_7_20_-_20_Local_20_e_20_Data" style:display-name="Capa 7 - Local e Data" style:family="paragraph" style:parent-style-name="Capa_20_6_20_-_20_Orientador" style:next-style-name="Título_20_sem_20_Índice">
      <style:paragraph-properties fo:margin-top="0cm" fo:margin-bottom="0cm" style:contextual-spacing="false"/>
      <style:text-properties fo:font-size="12pt"/>
    </style:style>
    <style:style style:name="Título_20_sem_20_número" style:display-name="Título sem número" style:family="paragraph" style:parent-style-name="Heading_20_1" style:next-style-name="Standard" style:default-outline-level="" style:list-style-name="" style:master-page-name="Capa">
      <style:paragraph-properties fo:margin-left="0cm" fo:margin-right="0cm" fo:text-indent="0cm" style:auto-text-indent="false" style:page-number="auto"/>
    </style:style>
    <style:style style:name="Título_20_Sumário" style:display-name="Título Sumário" style:family="paragraph" style:parent-style-name="Título_20_sem_20_número" style:next-style-name="Contents_20_1">
      <style:paragraph-properties fo:break-before="auto" fo:break-after="auto"/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language="pt" fo:country="BR" fo:font-weight="bold" style:letter-kerning="true" style:language-asian="pt" style:country-asian="BR" style:font-name-complex="Arial" style:font-family-complex="Arial" style:font-family-generic-complex="swiss" style:font-pitch-complex="variable"/>
    </style:style>
    <style:style style:name="Título_20_agradecimentos" style:display-name="Título agradecimentos" style:family="paragraph" style:parent-style-name="Título_20_Sumário" style:next-style-name="Dedicatória"/>
    <style:style style:name="Dedicatória" style:family="paragraph" style:parent-style-name="Standard" style:next-style-name="Título_20_Sumário" style:master-page-name="">
      <style:paragraph-properties fo:margin-left="8.001cm" fo:margin-right="0cm" fo:margin-top="0.847cm" fo:margin-bottom="0.212cm" style:contextual-spacing="false" fo:text-align="end" style:justify-single-word="false" fo:hyphenation-ladder-count="no-limit" fo:text-indent="1.251cm" style:auto-text-indent="false" style:page-number="auto"/>
      <style:text-properties fo:font-style="italic" style:letter-kerning="true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Resumo" style:display-name="Título Resumo" style:family="paragraph" style:parent-style-name="Título_20_agradecimentos" style:next-style-name="Resumo" style:master-page-name="First_20_Page">
      <style:paragraph-properties style:page-number="auto"/>
    </style:style>
    <style:style style:name="Resumo" style:family="paragraph" style:parent-style-name="Standard">
      <style:paragraph-properties fo:line-height="100%"/>
    </style:style>
    <style:style style:name="Título_20_sem_20_Índice" style:display-name="Título sem Índice" style:family="paragraph" style:parent-style-name="Título_20_Resumo" style:next-style-name="Standard">
      <style:paragraph-properties fo:margin-top="4.001cm" fo:margin-bottom="1.48cm" style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apa" style:page-layout-name="Mpm1" draw:style-name="Mdp1"/>
    <style:master-page style:name="First_20_Page" style:display-name="First Pag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20T16:03:32.959984389</meta:creation-date>
    <dc:date>2022-08-23T09:30:21.330128332</dc:date>
    <meta:editing-duration>PT1H23M38S</meta:editing-duration>
    <meta:editing-cycles>29</meta:editing-cycles>
    <meta:generator>LibreOffice/7.4.0.3$Linux_X86_64 LibreOffice_project/f85e47c08ddd19c015c0114a68350214f7066f5a</meta:generator>
    <meta:document-statistic meta:table-count="2" meta:image-count="0" meta:object-count="0" meta:page-count="2" meta:paragraph-count="39" meta:word-count="447" meta:character-count="2876" meta:non-whitespace-character-count="2434"/>
  </office:meta>
</office:document-meta>
</file>